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3" draw:layer="layout" svg:width="2.315cm" svg:height="2.315cm" svg:x="14.1cm" svg:y="4.885cm">
          <text:p text:style-name="P1"><text:span text:style-name="T1">Client</text:span></text:p>
        </draw:rect>
        <draw:custom-shape draw:style-name="gr2" draw:text-style-name="P3" draw:layer="layout" svg:width="2.315cm" svg:height="3.086cm" svg:x="1.485cm" svg:y="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" draw:layer="layout" svg:width="2.315cm" svg:height="3.086cm" svg:x="6.285cm" svg:y="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2" draw:layer="layout" svg:width="2.315cm" svg:height="3.086cm" svg:x="9.885cm" svg:y="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8.6cm" svg:y1="5.956cm" svg:x2="9.885cm" svg:y2="5.956cm" draw:start-shape="id1" draw:start-glue-point="8" draw:end-shape="id2" draw:end-glue-point="6">
          <text:p/>
        </draw:connector>
        <draw:rect draw:style-name="gr1" draw:text-style-name="P2" draw:id="id4" draw:layer="layout" svg:width="2.315cm" svg:height="2.315cm" svg:x="17.685cm" svg:y="4.885cm">
          <text:p text:style-name="P1"><text:span text:style-name="T1">Client</text:span></text:p>
        </draw:rect>
        <draw:connector draw:style-name="gr3" draw:text-style-name="P4" draw:layer="layout" draw:type="line" svg:x1="16.415cm" svg:y1="6.042cm" svg:x2="17.685cm" svg:y2="6.042cm" draw:start-shape="id3" draw:start-glue-point="1" draw:end-shape="id4" draw:end-glue-point="3">
          <text:p/>
        </draw:connector>
        <draw:custom-shape draw:style-name="gr4" draw:text-style-name="P3" draw:layer="layout" svg:width="2.315cm" svg:height="3.086cm" svg:x="-5.315cm" svg:y="8.9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5" draw:layer="layout" svg:width="2.315cm" svg:height="3.086cm" svg:x="-6.815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6" draw:layer="layout" svg:width="2.315cm" svg:height="3.086cm" svg:x="-3.315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-4.5cm" svg:y1="15.956cm" svg:x2="-3.315cm" svg:y2="15.956cm" draw:start-shape="id5" draw:start-glue-point="8" draw:end-shape="id6" draw:end-glue-point="6">
          <text:p/>
        </draw:connector>
        <draw:rect draw:style-name="gr6" draw:text-style-name="P2" draw:id="id7" draw:layer="layout" svg:width="2.315cm" svg:height="2.315cm" svg:x="-6.9cm" svg:y="20.185cm">
          <text:p text:style-name="P1"><text:span text:style-name="T1">Client</text:span></text:p>
        </draw:rect>
        <draw:rect draw:style-name="gr6" draw:text-style-name="P2" draw:id="id8" draw:layer="layout" svg:width="2.315cm" svg:height="2.315cm" svg:x="-3.315cm" svg:y="20.185cm">
          <text:p text:style-name="P1"><text:span text:style-name="T1">Client</text:span></text:p>
        </draw:rect>
        <draw:connector draw:style-name="gr5" draw:text-style-name="P4" draw:layer="layout" draw:type="line" svg:x1="-4.585cm" svg:y1="21.342cm" svg:x2="-3.315cm" svg:y2="21.342cm" draw:start-shape="id7" draw:start-glue-point="1" draw:end-shape="id8" draw:end-glue-point="3">
          <text:p/>
        </draw:connector>
        <draw:custom-shape draw:style-name="gr4" draw:text-style-name="P3" draw:layer="layout" svg:width="2.315cm" svg:height="3.086cm" svg:x="2.1cm" svg:y="8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.315cm" svg:height="3.086cm" svg:x="8.384cm" svg:y="8.3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9" draw:layer="layout" svg:width="2.315cm" svg:height="3.086cm" svg:x="6.286cm" svg:y="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0" draw:layer="layout" svg:width="2.315cm" svg:height="3.086cm" svg:x="9.886cm" svg:y="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8.601cm" svg:y1="5.956cm" svg:x2="9.886cm" svg:y2="5.956cm" draw:start-shape="id9" draw:start-glue-point="8" draw:end-shape="id10" draw:end-glue-point="6">
          <text:p/>
        </draw:connector>
        <draw:custom-shape draw:style-name="gr2" draw:text-style-name="P3" draw:id="id11" draw:layer="layout" svg:width="2.315cm" svg:height="3.086cm" svg:x="6.884cm" svg:y="9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2" draw:layer="layout" svg:width="2.315cm" svg:height="3.086cm" svg:x="10.484cm" svg:y="9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9.199cm" svg:y1="10.956cm" svg:x2="10.484cm" svg:y2="10.956cm" draw:start-shape="id11" draw:start-glue-point="8" draw:end-shape="id12" draw:end-glue-point="6">
          <text:p/>
        </draw:connector>
        <draw:custom-shape draw:style-name="gr2" draw:text-style-name="P3" draw:id="id13" draw:layer="layout" svg:width="2.315cm" svg:height="3.086cm" svg:x="6.885cm" svg:y="9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4" draw:layer="layout" svg:width="2.315cm" svg:height="3.086cm" svg:x="10.485cm" svg:y="9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9.2cm" svg:y1="10.956cm" svg:x2="10.485cm" svg:y2="10.956cm" draw:start-shape="id13" draw:start-glue-point="8" draw:end-shape="id14" draw:end-glue-point="6">
          <text:p/>
        </draw:connector>
        <draw:custom-shape draw:style-name="gr4" draw:text-style-name="P3" draw:layer="layout" svg:width="2.315cm" svg:height="3.086cm" svg:x="16.185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id="id15" draw:layer="layout" svg:width="2.315cm" svg:height="2.315cm" svg:x="14.6cm" svg:y="10cm">
          <text:p text:style-name="P1"><text:span text:style-name="T1">Client</text:span></text:p>
        </draw:rect>
        <draw:rect draw:style-name="gr1" draw:text-style-name="P2" draw:id="id16" draw:layer="layout" svg:width="2.315cm" svg:height="2.315cm" svg:x="18.185cm" svg:y="10cm">
          <text:p text:style-name="P1"><text:span text:style-name="T1">Client</text:span></text:p>
        </draw:rect>
        <draw:connector draw:style-name="gr3" draw:text-style-name="P4" draw:layer="layout" draw:type="line" svg:x1="16.915cm" svg:y1="11.157cm" svg:x2="18.185cm" svg:y2="11.157cm" draw:start-shape="id15" draw:start-glue-point="1" draw:end-shape="id16" draw:end-glue-point="3">
          <text:p/>
        </draw:connector>
        <draw:custom-shape draw:style-name="gr4" draw:text-style-name="P3" draw:id="id17" draw:layer="layout" svg:width="2.315cm" svg:height="3.086cm" svg:x="0.5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18" draw:layer="layout" svg:width="2.315cm" svg:height="3.086cm" svg:x="4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2.815cm" svg:y1="15.956cm" svg:x2="4cm" svg:y2="15.956cm" draw:start-shape="id17" draw:start-glue-point="8" draw:end-shape="id18" draw:end-glue-point="6">
          <text:p/>
        </draw:connector>
        <draw:custom-shape draw:style-name="gr2" draw:text-style-name="P3" draw:layer="layout" svg:width="2.315cm" svg:height="3.086cm" svg:x="2.185cm" svg:y="15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19" draw:layer="layout" svg:width="2.315cm" svg:height="3.086cm" svg:x="-6.814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20" draw:layer="layout" svg:width="2.315cm" svg:height="3.086cm" svg:x="-3.314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-4.499cm" svg:y1="15.956cm" svg:x2="-3.314cm" svg:y2="15.956cm" draw:start-shape="id19" draw:start-glue-point="8" draw:end-shape="id20" draw:end-glue-point="6">
          <text:p/>
        </draw:connector>
        <draw:custom-shape draw:style-name="gr4" draw:text-style-name="P3" draw:id="id21" draw:layer="layout" svg:width="2.315cm" svg:height="3.086cm" svg:x="7.685cm" svg:y="14.5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22" draw:layer="layout" svg:width="2.315cm" svg:height="3.086cm" svg:x="11.185cm" svg:y="14.5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10cm" svg:y1="16.042cm" svg:x2="11.185cm" svg:y2="16.042cm" draw:start-shape="id21" draw:start-glue-point="8" draw:end-shape="id22" draw:end-glue-point="6">
          <text:p/>
        </draw:connector>
        <draw:custom-shape draw:style-name="gr4" draw:text-style-name="P3" draw:id="id23" draw:layer="layout" svg:width="2.315cm" svg:height="3.086cm" svg:x="15.185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24" draw:layer="layout" svg:width="2.315cm" svg:height="3.086cm" svg:x="18.685cm" svg:y="14.4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17.5cm" svg:y1="15.956cm" svg:x2="18.685cm" svg:y2="15.956cm" draw:start-shape="id23" draw:start-glue-point="8" draw:end-shape="id24" draw:end-glue-point="6">
          <text:p/>
        </draw:connector>
        <draw:rect draw:style-name="gr6" draw:text-style-name="P2" draw:id="id25" draw:layer="layout" svg:width="2.315cm" svg:height="2.315cm" svg:x="1.1cm" svg:y="20.185cm">
          <text:p text:style-name="P1"><text:span text:style-name="T1">Client</text:span></text:p>
        </draw:rect>
        <draw:rect draw:style-name="gr6" draw:text-style-name="P2" draw:id="id26" draw:layer="layout" svg:width="2.315cm" svg:height="2.315cm" svg:x="4.685cm" svg:y="20.185cm">
          <text:p text:style-name="P1"><text:span text:style-name="T1">Client</text:span></text:p>
        </draw:rect>
        <draw:connector draw:style-name="gr5" draw:text-style-name="P4" draw:layer="layout" draw:type="line" svg:x1="3.415cm" svg:y1="21.342cm" svg:x2="4.685cm" svg:y2="21.342cm" draw:start-shape="id25" draw:start-glue-point="1" draw:end-shape="id26" draw:end-glue-point="3">
          <text:p/>
        </draw:connector>
        <draw:rect draw:style-name="gr6" draw:text-style-name="P2" draw:id="id27" draw:layer="layout" svg:width="2.315cm" svg:height="2.315cm" svg:x="8cm" svg:y="20cm">
          <text:p text:style-name="P1"><text:span text:style-name="T1">Client</text:span></text:p>
        </draw:rect>
        <draw:rect draw:style-name="gr6" draw:text-style-name="P2" draw:id="id28" draw:layer="layout" svg:width="2.315cm" svg:height="2.315cm" svg:x="11.585cm" svg:y="20cm">
          <text:p text:style-name="P1"><text:span text:style-name="T1">Client</text:span></text:p>
        </draw:rect>
        <draw:connector draw:style-name="gr5" draw:text-style-name="P4" draw:layer="layout" draw:type="line" svg:x1="10.315cm" svg:y1="21.157cm" svg:x2="11.585cm" svg:y2="21.157cm" draw:start-shape="id27" draw:start-glue-point="1" draw:end-shape="id28" draw:end-glue-point="3">
          <text:p/>
        </draw:connector>
        <draw:rect draw:style-name="gr6" draw:text-style-name="P2" draw:id="id29" draw:layer="layout" svg:width="2.315cm" svg:height="2.315cm" svg:x="15.1cm" svg:y="20cm">
          <text:p text:style-name="P1"><text:span text:style-name="T1">Client</text:span></text:p>
        </draw:rect>
        <draw:rect draw:style-name="gr6" draw:text-style-name="P2" draw:id="id30" draw:layer="layout" svg:width="2.315cm" svg:height="2.315cm" svg:x="18.685cm" svg:y="20cm">
          <text:p text:style-name="P1"><text:span text:style-name="T1">Client</text:span></text:p>
        </draw:rect>
        <draw:connector draw:style-name="gr5" draw:text-style-name="P4" draw:layer="layout" draw:type="line" svg:x1="17.415cm" svg:y1="21.157cm" svg:x2="18.685cm" svg:y2="21.157cm" draw:start-shape="id29" draw:start-glue-point="1" draw:end-shape="id30" draw:end-glue-point="3">
          <text:p/>
        </draw:connector>
        <draw:custom-shape draw:style-name="gr2" draw:text-style-name="P3" draw:id="id31" draw:layer="layout" svg:width="2.315cm" svg:height="3.086cm" svg:x="7.584cm" svg:y="15.9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2" draw:layer="layout" svg:width="2.315cm" svg:height="3.086cm" svg:x="11.184cm" svg:y="15.9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9.899cm" svg:y1="17.456cm" svg:x2="11.184cm" svg:y2="17.456cm" draw:start-shape="id31" draw:start-glue-point="8" draw:end-shape="id32" draw:end-glue-point="6">
          <text:p/>
        </draw:connector>
        <draw:custom-shape draw:style-name="gr2" draw:text-style-name="P3" draw:id="id33" draw:layer="layout" svg:width="2.315cm" svg:height="3.086cm" svg:x="7.585cm" svg:y="15.9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4" draw:layer="layout" svg:width="2.315cm" svg:height="3.086cm" svg:x="11.185cm" svg:y="15.914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9.9cm" svg:y1="17.456cm" svg:x2="11.185cm" svg:y2="17.456cm" draw:start-shape="id33" draw:start-glue-point="8" draw:end-shape="id34" draw:end-glue-point="6">
          <text:p/>
        </draw:connector>
        <draw:custom-shape draw:style-name="gr2" draw:text-style-name="P3" draw:id="id35" draw:layer="layout" svg:width="2.315cm" svg:height="3.086cm" svg:x="8.084cm" svg:y="21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6" draw:layer="layout" svg:width="2.315cm" svg:height="3.086cm" svg:x="11.684cm" svg:y="21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10.399cm" svg:y1="22.542cm" svg:x2="11.684cm" svg:y2="22.542cm" draw:start-shape="id35" draw:start-glue-point="8" draw:end-shape="id36" draw:end-glue-point="6">
          <text:p/>
        </draw:connector>
        <draw:custom-shape draw:style-name="gr2" draw:text-style-name="P3" draw:id="id37" draw:layer="layout" svg:width="2.315cm" svg:height="3.086cm" svg:x="8.085cm" svg:y="21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8" draw:layer="layout" svg:width="2.315cm" svg:height="3.086cm" svg:x="11.685cm" svg:y="21cm">
          <text:p/>
          <draw:enhanced-geometry svg:viewBox="0 0 88 21600" draw:glue-points="44 ?f6 44 0 0 10800 44 21600 88 10800" draw:text-areas="0 ?f6 88 ?f3" draw:type="can" draw:modifiers="4911.9533527696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10.4cm" svg:y1="22.542cm" svg:x2="11.685cm" svg:y2="22.542cm" draw:start-shape="id37" draw:start-glue-point="8" draw:end-shape="id38" draw:end-glue-point="6">
          <text:p/>
        </draw:connector>
        <draw:custom-shape draw:style-name="gr2" draw:text-style-name="P3" draw:layer="layout" svg:width="2.315cm" svg:height="3.086cm" svg:x="2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2.315cm" svg:height="3.086cm" svg:x="2.685cm" svg:y="20.9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id="id39" draw:layer="layout" svg:width="2.315cm" svg:height="2.315cm" svg:x="15.1cm" svg:y="16.5cm">
          <text:p text:style-name="P1"><text:span text:style-name="T1">Client</text:span></text:p>
        </draw:rect>
        <draw:rect draw:style-name="gr1" draw:text-style-name="P2" draw:id="id40" draw:layer="layout" svg:width="2.315cm" svg:height="2.315cm" svg:x="18.685cm" svg:y="16.5cm">
          <text:p text:style-name="P1"><text:span text:style-name="T1">Client</text:span></text:p>
        </draw:rect>
        <draw:connector draw:style-name="gr3" draw:text-style-name="P4" draw:layer="layout" draw:type="line" svg:x1="17.415cm" svg:y1="17.657cm" svg:x2="18.685cm" svg:y2="17.657cm" draw:start-shape="id39" draw:start-glue-point="1" draw:end-shape="id40" draw:end-glue-point="3">
          <text:p/>
        </draw:connector>
        <draw:rect draw:style-name="gr1" draw:text-style-name="P2" draw:id="id41" draw:layer="layout" svg:width="2.315cm" svg:height="2.315cm" svg:x="15.1cm" svg:y="21.685cm">
          <text:p text:style-name="P1"><text:span text:style-name="T1">Client</text:span></text:p>
        </draw:rect>
        <draw:rect draw:style-name="gr1" draw:text-style-name="P2" draw:id="id42" draw:layer="layout" svg:width="2.315cm" svg:height="2.315cm" svg:x="18.685cm" svg:y="21.685cm">
          <text:p text:style-name="P1"><text:span text:style-name="T1">Client</text:span></text:p>
        </draw:rect>
        <draw:connector draw:style-name="gr3" draw:text-style-name="P4" draw:layer="layout" draw:type="line" svg:x1="17.415cm" svg:y1="22.842cm" svg:x2="18.685cm" svg:y2="22.842cm" draw:start-shape="id41" draw:start-glue-point="1" draw:end-shape="id42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13T10:20:38</meta:creation-date>
    <dc:date>2008-06-13T10:27:52</dc:date>
    <meta:editing-cycles>1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